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20e" officeooo:paragraph-rsid="000b620e"/>
    </style:style>
    <style:style style:name="P2" style:family="paragraph" style:parent-style-name="Standard">
      <style:text-properties officeooo:rsid="000cf345" officeooo:paragraph-rsid="000cf345"/>
    </style:style>
    <style:style style:name="P3" style:family="paragraph" style:parent-style-name="Standard">
      <style:text-properties officeooo:rsid="000cf345" officeooo:paragraph-rsid="000d491f"/>
    </style:style>
    <style:style style:name="P4" style:family="paragraph" style:parent-style-name="Standard">
      <style:text-properties officeooo:rsid="000cf345" officeooo:paragraph-rsid="000db287"/>
    </style:style>
    <style:style style:name="P5" style:family="paragraph" style:parent-style-name="Standard">
      <style:text-properties officeooo:rsid="000db287" officeooo:paragraph-rsid="000db287"/>
    </style:style>
    <style:style style:name="P6" style:family="paragraph" style:parent-style-name="Standard">
      <style:text-properties officeooo:rsid="000db287" officeooo:paragraph-rsid="00108210"/>
    </style:style>
    <style:style style:name="P7" style:family="paragraph" style:parent-style-name="Standard">
      <style:text-properties officeooo:rsid="000fafa0" officeooo:paragraph-rsid="000fafa0"/>
    </style:style>
    <style:style style:name="P8" style:family="paragraph" style:parent-style-name="Standard">
      <style:text-properties officeooo:rsid="00108210" officeooo:paragraph-rsid="00108210"/>
    </style:style>
    <style:style style:name="P9" style:family="paragraph" style:parent-style-name="Standard">
      <style:text-properties officeooo:rsid="00111fa0" officeooo:paragraph-rsid="00111fa0"/>
    </style:style>
    <style:style style:name="P10" style:family="paragraph" style:parent-style-name="Standard">
      <style:text-properties officeooo:rsid="00113f75" officeooo:paragraph-rsid="00113f75"/>
    </style:style>
    <style:style style:name="P11" style:family="paragraph" style:parent-style-name="Standard">
      <style:text-properties officeooo:rsid="0012b5f3" officeooo:paragraph-rsid="0012b5f3"/>
    </style:style>
    <style:style style:name="P12" style:family="paragraph" style:parent-style-name="Standard">
      <style:text-properties officeooo:rsid="0013e1ac" officeooo:paragraph-rsid="0013e1ac"/>
    </style:style>
    <style:style style:name="T1" style:family="text">
      <style:text-properties officeooo:rsid="000d491f"/>
    </style:style>
    <style:style style:name="T2" style:family="text">
      <style:text-properties officeooo:rsid="00108210"/>
    </style:style>
    <style:style style:name="T3" style:family="text">
      <style:text-properties officeooo:rsid="00111fa0"/>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13f75"/>
    </style:style>
    <style:style style:name="T6" style:family="text">
      <style:text-properties officeooo:rsid="0012b5f3"/>
    </style:style>
    <style:style style:name="T7" style:family="text">
      <style:text-properties officeooo:rsid="0013e1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cle Reader</text:p>
      <text:p text:style-name="P1"/>
      <text:p text:style-name="P3">A custom Google Chrome extension <text:span text:style-name="T3">used by 10-person BDR team and others within my company's sales department for prospecting and lead generation. The extension</text:span> parses the text of<text:span text:style-name="T1"> online news articles </text:span><text:span text:style-name="T3">currently being viewed in the user's browser window,</text:span><text:span text:style-name="T1"> identifies significant information contained therein, and organizes the information into various categories. Allows users to quickly and easily extract relevant information from the article at hand without having to read the entire article.</text:span><text:span text:style-name="T3"> </text:span></text:p>
      <text:p text:style-name="P3"/>
      <text:p text:style-name="P5">JavaScript, HTML, CSS</text:p>
      <text:p text:style-name="P8">Google Chrome, productivity</text:p>
      <text:p text:style-name="P5"/>
      <text:p text:style-name="P5">Band Website</text:p>
      <text:p text:style-name="P5"/>
      <text:p text:style-name="P5">A fully-responsive React-based website for my band Jack and the Other to share information, music, videos, merchandise, and updates with our fans and followers. </text:p>
      <text:p text:style-name="P5"/>
      <text:p text:style-name="P6">React, JavaScript, HTML, CSS</text:p>
      <text:p text:style-name="P6">React Router, Framer Motion</text:p>
      <text:p text:style-name="P8">Responsive Design</text:p>
      <text:p text:style-name="P3"/>
      <text:p text:style-name="P5">Tic Tac Toe</text:p>
      <text:p text:style-name="P5"/>
      <text:p text:style-name="P5">Two players, one mouse. A non-existent twist on a beloved a classic. </text:p>
      <text:p text:style-name="P9">CSS Animations </text:p>
      <text:p text:style-name="P5"/>
      <text:p text:style-name="P4">JavaScript, HTML, CSS</text:p>
      <text:p text:style-name="P4"/>
      <text:p text:style-name="P4">Portfolio Website</text:p>
      <text:p text:style-name="P4"/>
      <text:p text:style-name="P4">A website to showcas<text:span text:style-name="T2">e my pers</text:span>onal projects<text:span text:style-name="T2"> with my personal network and potential employer</text:span><text:span text:style-name="T3">s. Designed all non-photograph visual assets and images. </text:span></text:p>
      <text:p text:style-name="P4"/>
      <text:p text:style-name="P4">React, JavaScript, HTML, CSS<text:span text:style-name="T3">, Adobe Illustrator</text:span></text:p>
      <text:p text:style-name="P4">Framer Motion, React Router</text:p>
      <text:p text:style-name="P4"/>
      <text:p text:style-name="P8">Tutorial Heaven</text:p>
      <text:p text:style-name="P9">(In Progress) </text:p>
      <text:p text:style-name="P8"/>
      <text:p text:style-name="P8">A full-stack web app to submit, curate, and review music-related tutorials. Authenticated users are able to <text:span text:style-name="T3">create</text:span> <text:span text:style-name="T3">tutorials and share their favorite educational music resources from all across the web as well as vote on posts submitted by other users. Users can also </text:span>create customized 'courses' by organizing individual tutorials into playlists<text:span text:style-name="T3">. </text:span>Tutorial content is sorted by tutorial topic, content medium (video, article, &amp; text post), and popularit<text:span text:style-name="T3">y. </text:span></text:p>
      <text:p text:style-name="P2"/>
      <text:p text:style-name="P9">MongoDB, Express, Node, React, JavaScript, HTML, CSS, </text:p>
      <text:p text:style-name="P9">React Router, Mongoose</text:p>
      <text:p text:style-name="P9"/>
      <text:p text:style-name="P9">Music </text:p>
      <text:p text:style-name="P9"/>
      <text:p text:style-name="P9"><text:soft-page-break/>Music released with my band Atlanta-based music group Jack and the Other. Catalog encompasses 19 songs over three EPs and two standalone single<text:span text:style-name="T5">s, and has received over two million cross-platform streams to date. </text:span></text:p>
      <text:p text:style-name="P9"/>
      <text:p text:style-name="P10">FL Studio, Ableton Live</text:p>
      <text:p text:style-name="P10">instrumentation, keys, drums, sound design, songwriting, composition, music production, recording, mixing, mastering</text:p>
      <text:p text:style-name="P10"/>
      <text:p text:style-name="P10">Passin' Through Video</text:p>
      <text:p text:style-name="P10"/>
      <text:p text:style-name="P10">Claymation music video for my band's song 'Passin Through'. Contributed concept, set design, story-boarding, logistics, lighting, and minor VFX with Adobe After Effects. </text:p>
      <text:p text:style-name="P10"/>
      <text:p text:style-name="P10">Stylistic Music Video</text:p>
      <text:p text:style-name="P10"/>
      <text:p text:style-name="P10">Video editing and FX for my band's song 'Flare'. In addition to stylistic visual effects<text:span text:style-name="T6">, raw footage encoding,</text:span> and general <text:span text:style-name="T6">editing, I relied heavily upon object tracking, stabilization, rotoscoping, AI content fill, and Twixtor's frame interpolation algorithm. Majority of editing was done in Premiere, with certain VFX and footage preparation completed in Adobe After Effects. </text:span></text:p>
      <text:p text:style-name="P10"/>
      <text:p text:style-name="P10">Adobe Premiere, Adobe After Effects, Shutter encoder </text:p>
      <text:p text:style-name="P10">Twixtor, Red Giant VHS</text:p>
      <text:p text:style-name="P10"/>
      <text:p text:style-name="P11">Audio visualizer </text:p>
      <text:p text:style-name="P11"/>
      <text:p text:style-name="P11">Custom audio visualizer for my band's song 'I Need It'. <text:span text:style-name="T7">Utilized displacement mapping and parallax animation to create 3-dimensional depth and movement effects from a still image source. </text:span></text:p>
      <text:p text:style-name="P11"/>
      <text:p text:style-name="P12">Adobe Photoshop, Adobe After Effects</text:p>
      <text:p text:style-name="P12">FreqReact </text:p>
      <text:p text:style-name="P12"/>
      <text:p text:style-name="P12"/>
      <text:p text:style-name="P9"/>
      <text:p text:style-name="P9"/>
      <text:p text:style-name="P9"/>
      <text:p text:style-name="P9"><text:span text:style-name="T4">Hobbies</text:span></text:p>
      <text:p text:style-name="P9"><text:span text:style-name="T4"/></text:p>
      <text:p text:style-name="P5">3d printing</text:p>
      <text:p text:style-name="P5">woodworking</text:p>
      <text:p text:style-name="P5">music</text:p>
      <text:p text:style-name="P5">keys </text:p>
      <text:p text:style-name="P5">bass guitar</text:p>
      <text:p text:style-name="P5">drums </text:p>
      <text:p text:style-name="P5">arduino </text:p>
      <text:p text:style-name="P5">Music composition/production </text:p>
      <text:p text:style-name="P5">Mixed media </text:p>
      <text:p text:style-name="P5"/>
      <text:p text:style-name="P5">minimalism </text:p>
      <text:p text:style-name="P5">monochromatic design</text:p>
      <text:p text:style-name="P5"><text:soft-page-break/>abstract expressionism </text:p>
      <text:p text:style-name="P5">cassette futurism/retro futurism </text:p>
      <text:p text:style-name="P5">street art </text:p>
      <text:p text:style-name="P5">modernism</text:p>
      <text:p text:style-name="P5">Pop art</text:p>
      <text:p text:style-name="P5"/>
      <text:p text:style-name="P5">Survivor </text:p>
      <text:p text:style-name="P5">Severance </text:p>
      <text:p text:style-name="P5">Arrival</text:p>
      <text:p text:style-name="P5">Fargo</text:p>
      <text:p text:style-name="P5">Adaptation</text:p>
      <text:p text:style-name="P5">Being John Malkovich</text:p>
      <text:p text:style-name="P5">Coherence </text:p>
      <text:p text:style-name="P7">Kill Bill</text:p>
      <text:p text:style-name="P5"/>
      <text:p text:style-name="P5">Daniel Caesar</text:p>
      <text:p text:style-name="P5">Jungle </text:p>
      <text:p text:style-name="P5">Amy Winehouse</text:p>
      <text:p text:style-name="P5">Tame Impala </text:p>
      <text:p text:style-name="P7">Kendrick Lamar</text:p>
      <text:p text:style-name="P7">Hiatus Kaiyote </text:p>
      <text:p text:style-name="P7"/>
      <text:p text:style-name="P7"/>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51:56.073396821</meta:creation-date>
    <dc:date>2023-11-12T14:38:41.369026074</dc:date>
    <meta:editing-duration>PT8M29S</meta:editing-duration>
    <meta:editing-cycles>1</meta:editing-cycles>
    <meta:document-statistic meta:table-count="0" meta:image-count="0" meta:object-count="0" meta:page-count="3" meta:paragraph-count="67" meta:word-count="481" meta:character-count="3360" meta:non-whitespace-character-count="2915"/>
    <meta:generator>LibreOffice/7.3.7.2$Linux_X86_64 LibreOffice_project/30$Build-2</meta:generator>
  </office:meta>
</office:document-meta>
</file>